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cipe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18T08:06:01.71</meta:creation-date>
    <dc:date>2020-05-31T18:48:31.16</dc:date>
    <meta:editing-duration>PT26M49S</meta:editing-duration>
    <meta:editing-cycles>15</meta:editing-cycles>
    <meta:generator>OpenOffice/4.1.4$Win32 OpenOffice.org_project/414m5$Build-9788</meta:generator>
    <meta:document-statistic meta:table-count="0" meta:image-count="0" meta:object-count="0" meta:page-count="1" meta:paragraph-count="1" meta:word-count="1" meta:character-count="6"/>
  </office:meta>
</office:document-meta>
</file>